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fo:font-weight="bold" officeooo:paragraph-rsid="00c89a06" style:font-weight-asian="bold" style:font-weight-complex="bold"/>
    </style:style>
    <style:style style:name="P79" style:family="paragraph" style:parent-style-name="Standard">
      <style:text-properties fo:font-weight="bold" officeooo:paragraph-rsid="00ca002a" style:font-weight-asian="bold" style:font-weight-complex="bold"/>
    </style:style>
    <style:style style:name="P80" style:family="paragraph" style:parent-style-name="Standard">
      <style:text-properties fo:font-weight="bold" officeooo:paragraph-rsid="00cbce49" style:font-weight-asian="bold" style:font-weight-complex="bold"/>
    </style:style>
    <style:style style:name="P81" style:family="paragraph" style:parent-style-name="Standard">
      <style:text-properties fo:font-weight="bold" officeooo:paragraph-rsid="00cc5ed0" style:font-weight-asian="bold" style:font-weight-complex="bold"/>
    </style:style>
    <style:style style:name="P82" style:family="paragraph" style:parent-style-name="Standard">
      <style:text-properties fo:font-weight="bold" officeooo:paragraph-rsid="00cd09b8" style:font-weight-asian="bold" style:font-weight-complex="bold"/>
    </style:style>
    <style:style style:name="P83" style:family="paragraph" style:parent-style-name="Standard">
      <style:text-properties fo:font-weight="bold" officeooo:paragraph-rsid="00cf6eab" style:font-weight-asian="bold" style:font-weight-complex="bold"/>
    </style:style>
    <style:style style:name="P84" style:family="paragraph" style:parent-style-name="Standard">
      <style:text-properties fo:font-weight="bold" officeooo:paragraph-rsid="00d53c7c" style:font-weight-asian="bold" style:font-weight-complex="bold"/>
    </style:style>
    <style:style style:name="P85" style:family="paragraph" style:parent-style-name="Standard">
      <style:text-properties fo:font-weight="bold" officeooo:paragraph-rsid="00d71adf" style:font-weight-asian="bold" style:font-weight-complex="bold"/>
    </style:style>
    <style:style style:name="P86" style:family="paragraph" style:parent-style-name="Standard">
      <style:text-properties fo:font-weight="bold" officeooo:paragraph-rsid="00d79fc1" style:font-weight-asian="bold" style:font-weight-complex="bold"/>
    </style:style>
    <style:style style:name="P87" style:family="paragraph" style:parent-style-name="Standard">
      <style:text-properties fo:font-weight="normal" officeooo:paragraph-rsid="00d9bb6b" style:font-weight-asian="normal" style:font-weight-complex="normal"/>
    </style:style>
    <style:style style:name="P88" style:family="paragraph" style:parent-style-name="Standard" style:list-style-name="L6">
      <style:text-properties fo:font-weight="normal" officeooo:paragraph-rsid="00d9bb6b" style:font-weight-asian="normal" style:font-weight-complex="normal"/>
    </style:style>
    <style:style style:name="P89" style:family="paragraph" style:parent-style-name="Standard" style:list-style-name="L6">
      <style:text-properties fo:font-weight="normal" officeooo:paragraph-rsid="00db2e38" style:font-weight-asian="normal" style:font-weight-complex="normal"/>
    </style:style>
    <style:style style:name="P90" style:family="paragraph" style:parent-style-name="Standard" style:list-style-name="L6">
      <style:text-properties fo:font-weight="normal" officeooo:paragraph-rsid="00dcf0e1" style:font-weight-asian="normal" style:font-weight-complex="normal"/>
    </style:style>
    <style:style style:name="P91" style:family="paragraph" style:parent-style-name="Standard" style:list-style-name="L6">
      <style:text-properties fo:font-weight="normal" officeooo:paragraph-rsid="00de4dc8" style:font-weight-asian="normal" style:font-weight-complex="normal"/>
    </style:style>
    <style:style style:name="P92" style:family="paragraph" style:parent-style-name="Standard">
      <style:text-properties fo:font-weight="normal" officeooo:paragraph-rsid="00de4dc8" style:font-weight-asian="normal" style:font-weight-complex="normal"/>
    </style:style>
    <style:style style:name="P93" style:family="paragraph" style:parent-style-name="Standard" style:list-style-name="L5"/>
    <style:style style:name="P94" style:family="paragraph" style:parent-style-name="Standard" style:list-style-name="L5">
      <style:text-properties officeooo:paragraph-rsid="00c85236"/>
    </style:style>
    <style:style style:name="P95" style:family="paragraph" style:parent-style-name="Standard">
      <style:text-properties officeooo:paragraph-rsid="00c85236"/>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normal" officeooo:rsid="00632eef" style:font-style-asian="normal" style:font-style-complex="normal"/>
    </style:style>
    <style:style style:name="T45" style:family="text">
      <style:text-properties fo:font-style="normal" officeooo:rsid="009b6bb5" style:font-style-asian="normal" style:font-style-complex="normal"/>
    </style:style>
    <style:style style:name="T46" style:family="text">
      <style:text-properties fo:font-style="normal" officeooo:rsid="009ef966" style:font-style-asian="normal" style:font-style-complex="normal"/>
    </style:style>
    <style:style style:name="T47" style:family="text">
      <style:text-properties fo:font-style="normal" officeooo:rsid="00a1b60c" style:font-style-asian="normal" style:font-style-complex="normal"/>
    </style:style>
    <style:style style:name="T48" style:family="text">
      <style:text-properties fo:font-style="normal" fo:font-weight="normal" officeooo:rsid="0066e917" style:font-style-asian="normal" style:font-weight-asian="normal" style:font-style-complex="normal" style:font-weight-complex="normal"/>
    </style:style>
    <style:style style:name="T49" style:family="text">
      <style:text-properties fo:font-style="normal" fo:font-weight="normal" officeooo:rsid="00689cdb" style:font-style-asian="normal" style:font-weight-asian="normal" style:font-style-complex="normal" style:font-weight-complex="normal"/>
    </style:style>
    <style:style style:name="T50" style:family="text">
      <style:text-properties fo:font-style="normal" fo:font-weight="normal" officeooo:rsid="006eefae" style:font-style-asian="normal" style:font-weight-asian="normal" style:font-style-complex="normal" style:font-weight-complex="normal"/>
    </style:style>
    <style:style style:name="T51" style:family="text">
      <style:text-properties fo:font-style="normal" fo:font-weight="normal" officeooo:rsid="006f3933" style:font-style-asian="normal" style:font-weight-asian="normal" style:font-style-complex="normal" style:font-weight-complex="normal"/>
    </style:style>
    <style:style style:name="T52" style:family="text">
      <style:text-properties fo:font-style="normal" fo:font-weight="normal" officeooo:rsid="00a1b60c" style:font-style-asian="normal" style:font-weight-asian="normal" style:font-style-complex="normal" style:font-weight-complex="normal"/>
    </style:style>
    <style:style style:name="T53" style:family="text">
      <style:text-properties fo:font-style="normal" style:text-underline-style="none" fo:font-weight="bold" officeooo:rsid="00c68920" style:font-style-asian="normal" style:font-weight-asian="bold" style:font-style-complex="normal" style:font-weight-complex="bold"/>
    </style:style>
    <style:style style:name="T54" style:family="text">
      <style:text-properties fo:font-style="normal" style:text-underline-style="none" fo:font-weight="bold" officeooo:rsid="00c85236" style:font-style-asian="normal" style:font-weight-asian="bold" style:font-style-complex="normal" style:font-weight-complex="bold"/>
    </style:style>
    <style:style style:name="T55" style:family="text">
      <style:text-properties fo:font-style="normal" style:text-underline-style="none" fo:font-weight="normal" officeooo:rsid="00c68920" style:font-style-asian="normal" style:font-weight-asian="normal" style:font-style-complex="normal" style:font-weight-complex="normal"/>
    </style:style>
    <style:style style:name="T56" style:family="text">
      <style:text-properties fo:font-style="normal" style:text-underline-style="none" fo:font-weight="normal" officeooo:rsid="00c85236" style:font-style-asian="normal" style:font-weight-asian="normal" style:font-style-complex="normal" style:font-weight-complex="normal"/>
    </style:style>
    <style:style style:name="T57" style:family="text">
      <style:text-properties fo:font-style="normal" style:text-underline-style="none" fo:font-weight="normal" officeooo:rsid="00ca002a" style:font-style-asian="normal" style:font-weight-asian="normal" style:font-style-complex="normal" style:font-weight-complex="normal"/>
    </style:style>
    <style:style style:name="T58" style:family="text">
      <style:text-properties fo:font-style="normal" style:text-underline-style="none" fo:font-weight="normal" officeooo:rsid="00cc5ed0" style:font-style-asian="normal" style:font-weight-asian="normal" style:font-style-complex="normal" style:font-weight-complex="normal"/>
    </style:style>
    <style:style style:name="T59" style:family="text">
      <style:text-properties fo:font-style="normal" style:text-underline-style="none" fo:font-weight="normal" officeooo:rsid="00cd09b8" style:font-style-asian="normal" style:font-weight-asian="normal" style:font-style-complex="normal" style:font-weight-complex="normal"/>
    </style:style>
    <style:style style:name="T60" style:family="text">
      <style:text-properties fo:font-style="normal" style:text-underline-style="none" fo:font-weight="normal" officeooo:rsid="0096d660" style:font-style-asian="normal" style:font-weight-asian="normal" style:font-style-complex="normal" style:font-weight-complex="normal"/>
    </style:style>
    <style:style style:name="T61" style:family="text">
      <style:text-properties fo:font-style="normal" style:text-underline-style="none" fo:font-weight="normal" officeooo:rsid="00cd7f0c" style:font-style-asian="normal" style:font-weight-asian="normal" style:font-style-complex="normal" style:font-weight-complex="normal"/>
    </style:style>
    <style:style style:name="T62" style:family="text">
      <style:text-properties fo:font-style="normal" style:text-underline-style="none" fo:font-weight="normal" officeooo:rsid="00cf6eab" style:font-style-asian="normal" style:font-weight-asian="normal" style:font-style-complex="normal" style:font-weight-complex="normal"/>
    </style:style>
    <style:style style:name="T63" style:family="text">
      <style:text-properties fo:font-style="normal" style:text-underline-style="none" fo:font-weight="normal" officeooo:rsid="00d1f076" style:font-style-asian="normal" style:font-weight-asian="normal" style:font-style-complex="normal" style:font-weight-complex="normal"/>
    </style:style>
    <style:style style:name="T64" style:family="text">
      <style:text-properties fo:font-style="normal" style:text-underline-style="none" fo:font-weight="normal" officeooo:rsid="00d71adf" style:font-style-asian="normal" style:font-weight-asian="normal" style:font-style-complex="normal" style:font-weight-complex="normal"/>
    </style:style>
    <style:style style:name="T65" style:family="text">
      <style:text-properties fo:font-style="normal" style:text-underline-style="none" officeooo:rsid="00c89a06" style:font-style-asian="normal" style:font-style-complex="normal"/>
    </style:style>
    <style:style style:name="T66" style:family="text">
      <style:text-properties fo:font-style="normal" style:text-underline-style="none" officeooo:rsid="00cbce49" style:font-style-asian="normal" style:font-style-complex="normal"/>
    </style:style>
    <style:style style:name="T67" style:family="text">
      <style:text-properties fo:font-style="normal" style:text-underline-style="none" officeooo:rsid="00cd09b8" style:font-style-asian="normal" style:font-style-complex="normal"/>
    </style:style>
    <style:style style:name="T68" style:family="text">
      <style:text-properties fo:font-style="normal" style:text-underline-style="none" officeooo:rsid="00d53c7c" style:font-style-asian="normal" style:font-style-complex="normal"/>
    </style:style>
    <style:style style:name="T69" style:family="text">
      <style:text-properties fo:font-style="normal" style:text-underline-style="none" officeooo:rsid="00d79fc1" style:font-style-asian="normal" style:font-style-complex="normal"/>
    </style:style>
    <style:style style:name="T70" style:family="text">
      <style:text-properties fo:font-style="normal" style:text-underline-style="none" officeooo:rsid="00d9678d" style:font-style-asian="normal" style:font-style-complex="normal"/>
    </style:style>
    <style:style style:name="T71" style:family="text">
      <style:text-properties fo:font-style="normal" style:text-underline-style="none" officeooo:rsid="00d9bb6b" style:font-style-asian="normal" style:font-style-complex="normal"/>
    </style:style>
    <style:style style:name="T72" style:family="text">
      <style:text-properties fo:font-style="normal" style:text-underline-style="none" officeooo:rsid="00db2e38" style:font-style-asian="normal" style:font-style-complex="normal"/>
    </style:style>
    <style:style style:name="T73" style:family="text">
      <style:text-properties fo:font-style="normal" style:text-underline-style="none" officeooo:rsid="00dcf0e1" style:font-style-asian="normal" style:font-style-complex="normal"/>
    </style:style>
    <style:style style:name="T74" style:family="text">
      <style:text-properties fo:font-style="normal" style:text-underline-style="none" officeooo:rsid="00dcfc6b" style:font-style-asian="normal" style:font-style-complex="normal"/>
    </style:style>
    <style:style style:name="T75" style:family="text">
      <style:text-properties fo:font-style="normal" style:text-underline-style="none" officeooo:rsid="00de4dc8" style:font-style-asian="normal" style:font-style-complex="normal"/>
    </style:style>
    <style:style style:name="T76" style:family="text">
      <style:text-properties officeooo:rsid="00328e17"/>
    </style:style>
    <style:style style:name="T77" style:family="text">
      <style:text-properties officeooo:rsid="0033a546"/>
    </style:style>
    <style:style style:name="T78" style:family="text">
      <style:text-properties officeooo:rsid="0033f575"/>
    </style:style>
    <style:style style:name="T79" style:family="text">
      <style:text-properties officeooo:rsid="00341db5"/>
    </style:style>
    <style:style style:name="T80" style:family="text">
      <style:text-properties officeooo:rsid="00344677"/>
    </style:style>
    <style:style style:name="T81" style:family="text">
      <style:text-properties officeooo:rsid="003959ba"/>
    </style:style>
    <style:style style:name="T82" style:family="text">
      <style:text-properties officeooo:rsid="0039c02b"/>
    </style:style>
    <style:style style:name="T83" style:family="text">
      <style:text-properties officeooo:rsid="003da277"/>
    </style:style>
    <style:style style:name="T84" style:family="text">
      <style:text-properties officeooo:rsid="003f98e1"/>
    </style:style>
    <style:style style:name="T85" style:family="text">
      <style:text-properties officeooo:rsid="004032a8"/>
    </style:style>
    <style:style style:name="T86" style:family="text">
      <style:text-properties officeooo:rsid="0043216d"/>
    </style:style>
    <style:style style:name="T87" style:family="text">
      <style:text-properties officeooo:rsid="004512e8"/>
    </style:style>
    <style:style style:name="T88" style:family="text">
      <style:text-properties officeooo:rsid="00469fb8"/>
    </style:style>
    <style:style style:name="T89" style:family="text">
      <style:text-properties officeooo:rsid="00486b82"/>
    </style:style>
    <style:style style:name="T90" style:family="text">
      <style:text-properties officeooo:rsid="0048b5ce"/>
    </style:style>
    <style:style style:name="T91" style:family="text">
      <style:text-properties officeooo:rsid="004c7852"/>
    </style:style>
    <style:style style:name="T92" style:family="text">
      <style:text-properties officeooo:rsid="004e199e"/>
    </style:style>
    <style:style style:name="T93" style:family="text">
      <style:text-properties officeooo:rsid="0054fee1"/>
    </style:style>
    <style:style style:name="T94" style:family="text">
      <style:text-properties officeooo:rsid="00557f18"/>
    </style:style>
    <style:style style:name="T95" style:family="text">
      <style:text-properties officeooo:rsid="00559414"/>
    </style:style>
    <style:style style:name="T96" style:family="text">
      <style:text-properties officeooo:rsid="00579106"/>
    </style:style>
    <style:style style:name="T97" style:family="text">
      <style:text-properties officeooo:rsid="005ab98f"/>
    </style:style>
    <style:style style:name="T98" style:family="text">
      <style:text-properties officeooo:rsid="005c9a66"/>
    </style:style>
    <style:style style:name="T99" style:family="text">
      <style:text-properties officeooo:rsid="00827f8e"/>
    </style:style>
    <style:style style:name="T100" style:family="text">
      <style:text-properties officeooo:rsid="0099cf3c"/>
    </style:style>
    <style:style style:name="T101" style:family="text">
      <style:text-properties officeooo:rsid="00a3519d"/>
    </style:style>
    <style:style style:name="T102" style:family="text">
      <style:text-properties officeooo:rsid="00a4b7ba"/>
    </style:style>
    <style:style style:name="T103" style:family="text">
      <style:text-properties officeooo:rsid="00a87379"/>
    </style:style>
    <style:style style:name="T104" style:family="text">
      <style:text-properties officeooo:rsid="00aa51f6"/>
    </style:style>
    <style:style style:name="T105" style:family="text">
      <style:text-properties officeooo:rsid="00abd958"/>
    </style:style>
    <style:style style:name="T106" style:family="text">
      <style:text-properties officeooo:rsid="00b26df4"/>
    </style:style>
    <style:style style:name="T107" style:family="text">
      <style:text-properties officeooo:rsid="00b56098"/>
    </style:style>
    <style:style style:name="T108" style:family="text">
      <style:text-properties officeooo:rsid="00b6cc8f"/>
    </style:style>
    <style:style style:name="T109" style:family="text">
      <style:text-properties officeooo:rsid="00b76694"/>
    </style:style>
    <style:style style:name="T110" style:family="text">
      <style:text-properties officeooo:rsid="00b8f6a0"/>
    </style:style>
    <style:style style:name="T111" style:family="text">
      <style:text-properties officeooo:rsid="00bbd9e9"/>
    </style:style>
    <style:style style:name="T112" style:family="text">
      <style:text-properties officeooo:rsid="00c0ef57"/>
    </style:style>
    <style:style style:name="T113" style:family="text">
      <style:text-properties officeooo:rsid="00c41f63"/>
    </style:style>
    <style:style style:name="T114" style:family="text">
      <style:text-properties officeooo:rsid="00c622ff"/>
    </style:style>
    <style:style style:name="T115" style:family="text">
      <style:text-properties officeooo:rsid="00c68920"/>
    </style:style>
    <style:style style:name="T116" style:family="text">
      <style:text-properties officeooo:rsid="00cc5e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99">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76">cuando empezarón a usar </text:span><text:span text:style-name="T18">Python</text:span><text:span text:style-name="T76"> para crear sus aplicaciones. </text:span><text:span text:style-name="T77">Debido a la necesidad creciente por parte de varios sitios de noticias de agregar nuevas características y aplicaciones enteras de manera inmediata, </text:span><text:span text:style-name="T78">Adrian y Simon desarrollarón un framework de desarrollo web que les ahorrara tiempo a la hora de crear aplicaciones mantenibles. </text:span><text:span text:style-name="T100">E</text:span><text:span text:style-name="T79">l equipo creador de este framework decidió liberarlo como software de código abierto, fue liberado en Julio de 2005 y lo llamarón </text:span><text:span text:style-name="T19">Django</text:span><text:span text:style-name="T79">, </text:span><text:span text:style-name="T80">por el guitarrista de jazz </text:span><text:span text:style-name="T20">Django Reinhardt</text:span><text:span text:style-name="T80">.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81">Instalar Django</text:span><text:span text:style-name="T82">(método distutils).</text:span></text:p>
      <text:p text:style-name="P43"><text:span text:style-name="T1"/></text:p>
      <text:p text:style-name="P44"><text:span text:style-name="T101">(HACER EJEMPLO)</text:span></text:p>
      <text:p text:style-name="P11"/>
      <text:p text:style-name="P8"><text:span text:style-name="T81">Instalar Django</text:span><text:span text:style-name="T82">(</text:span><text:span text:style-name="T83">Subversion</text:span><text:span text:style-name="T82">).</text:span></text:p>
      <text:p text:style-name="P16"><text:span text:style-name="T84">Para trabajar sobre la versión de desarrollo o contribuir con el código de Django, se recomienda instalar Django desde el repositorio de Subversion. </text:span><text:span text:style-name="T85">Para obtener Django desde el repositorio de Subversion debes utilizar un cliente de Subversion para bajar el código fuente más actual y en cualquier momento actualizar tu copia local del código, </text:span><text:span text:style-name="T31">checkout local. </text:span><text:span text:style-name="T86">Al último código de desarrollo de Django alojado en el repositorio de Subversion se le hace referencia como el </text:span><text:span text:style-name="T32">trunk</text:span><text:span text:style-name="T86">. </text:span></text:p>
      <text:list xml:id="list1911646849" text:style-name="L2">
        <text:list-item>
          <text:p text:style-name="P45">Tener debidamente instalado un cliente de Subversion.</text:p>
        </text:list-item>
        <text:list-item>
          <text:p text:style-name="P46"><text:span text:style-name="T87">Hacer </text:span><text:span text:style-name="T33">check out</text:span><text:span text:style-name="T87"> del </text:span><text:span text:style-name="T33">trunk</text:span><text:span text:style-name="T87">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88">Crear </text:span><text:span text:style-name="T34">site-packages/django.pth</text:span><text:span text:style-name="T88"> y agrega el directorio </text:span><text:span text:style-name="T34">djtrunk</text:span><text:span text:style-name="T88"> a este, o actualiza tu </text:span><text:span text:style-name="T34">PYTHONPATH</text:span><text:span text:style-name="T88"> agregando </text:span><text:span text:style-name="T34">djtrunk</text:span><text:span text:style-name="T35">i</text:span><text:span text:style-name="T89"> </text:span></text:p>
        </text:list-item>
        <text:list-item>
          <text:p text:style-name="P48"><text:soft-page-break/><text:span text:style-name="T90">Incluye </text:span><text:span text:style-name="T36">djtrunk/django/bin</text:span><text:span text:style-name="T90"> en el PATH de tu sistema. Este directorio incluye utilidades de administración como </text:span><text:span text:style-name="T36">django-admin.py</text:span></text:p>
        </text:list-item>
      </text:list>
      <text:p text:style-name="P42"/>
      <text:p text:style-name="P17"><text:span text:style-name="T91">No es necesario ejecutar </text:span><text:span text:style-name="T37">python setup.py install</text:span><text:span text:style-name="T91">, esto se realiza por default.</text:span></text:p>
      <text:p text:style-name="P21"/>
      <text:p text:style-name="P21"/>
      <text:p text:style-name="P10">Configurando la base de datos.</text:p>
      <text:p text:style-name="P9"><text:span text:style-name="T2">Django cuenta con soporte para </text:span><text:span text:style-name="T92">PostgreSQL, SQLite, MySQL y Oracle.</text:span><text:span text:style-name="T2"> </text:span></text:p>
      <text:p text:style-name="P22"/>
      <text:p text:style-name="P23">Django con PostgreSQL.</text:p>
      <text:p text:style-name="P29"><text:span text:style-name="T93">Si se está utilizando PostgreSQL, necesitarás el paquete </text:span><text:span text:style-name="T38">pyscopg</text:span><text:span text:style-name="T93">. </text:span></text:p>
      <text:p text:style-name="P33"/>
      <text:p text:style-name="P24">Django con SQLite 3.</text:p>
      <text:p text:style-name="P30"><text:span text:style-name="T94">Si estás usando Python 2.5 ya tienes integrado el soporte modular para SQLite, si tienes instalada una versión inferior de Python necesitas SQLite 3, </text:span><text:span text:style-name="T95">la obtienes desde </text:span><text:a xlink:type="simple" xlink:href="http://www.djangoproject/r/sqlite"><text:span text:style-name="T95">http://www.djangoproject.com/r/sqlite</text:span></text:a><text:span text:style-name="T95">/ y el paquete </text:span><text:span text:style-name="T39">pysqlite</text:span><text:span text:style-name="T95"> desde </text:span><text:a xlink:type="simple" xlink:href="http://www.djangoproject.com/r/python-sqlite/"><text:span text:style-name="T95">http://www.djangoproject.com/r/python-sqlite/</text:span></text:a><text:span text:style-name="T95">. </text:span><text:span text:style-name="T96">Asegúrate de tener </text:span><text:span text:style-name="T40">pysqlite</text:span><text:span text:style-name="T96"> en una versión 2.0.3 o superior.</text:span></text:p>
      <text:p text:style-name="P25"/>
      <text:p text:style-name="P26">Django con MySQL.</text:p>
      <text:p text:style-name="P31"><text:span text:style-name="T97">Django requiere MySQL 4.0 o superior, también se necesita instalar el paquete </text:span><text:span text:style-name="T41">MySQLdb</text:span><text:span text:style-name="T97"> desde </text:span><text:a xlink:type="simple" xlink:href="http://www.djangoproject.com/r/python-mysql/"><text:span text:style-name="T97">http://www.djangoproject.com/r/python-mysql/</text:span></text:a><text:span text:style-name="T97">. </text:span></text:p>
      <text:p text:style-name="P34"/>
      <text:p text:style-name="P34"/>
      <text:p text:style-name="P27">Comenzando un proyecto con Django.</text:p>
      <text:p text:style-name="P32"><text:span text:style-name="T98">Un </text:span><text:span text:style-name="T42">proyecto</text:span><text:span text:style-name="T98"> es una colección de configuraciones para una instancia de Django, incluyendo la configuración de la base de datos, opciones específicas de Django y configuraciones específicas de aplicaciones. </text:span></text:p>
      <text:p text:style-name="P73"><text:span text:style-name="T44"/></text:p>
      <text:p text:style-name="P74"><text:span text:style-name="T45">(HACER EJEMPLO) </text:span></text:p>
      <text:p text:style-name="P35"/>
      <text:p text:style-name="P28">El servidor de desarrollo.</text:p>
      <text:p text:style-name="P41"><text:span text:style-name="T48">Django incluye un servidor web ligero que puedes usar mientras estás desarrollando tu sitio. </text:span><text:span text:style-name="T49">Este servidor de desarrollo vigila tu código a la espera de cambios y se reinicia automáticamente, ayudándote a hacer algunos cambios rápidos en tu proyecto sin necesidad de reiniciar nada. </text:span></text:p>
      <text:p text:style-name="P36"/>
      <text:p text:style-name="P75"><text:span text:style-name="T46">(HACER EJEMPLO)</text:span></text:p>
      <text:p text:style-name="P37"/>
      <text:p text:style-name="P38">El servidor de desarrollo puede manejar fiablemente una sola petición a la vez, y no ha pasado por una auditoría de seguridad de ningún tipo. </text:p>
      <text:p text:style-name="P76"><text:span text:style-name="T50">Ahora que el servidor está corriendo, puede</text:span><text:span text:style-name="T51">s</text:span><text:span text:style-name="T50"> ir a tu navegador y visitar </text:span><text:a xlink:type="simple" xlink:href="http://127.0.0.1:8000/"><text:span text:style-name="T3">http://127.0.0.1:8000/</text:span></text:a><text:span text:style-name="T50">. </text:span></text:p>
      <text:p text:style-name="P77"><text:span text:style-name="T52">En caso de que le puerto asignado por defecto se encuentre en uso, debemos indicar en la instrucción que puerto deseamos utilizar.</text:span></text:p>
      <text:p text:style-name="P77"><text:span text:style-name="T52"/></text:p>
      <text:p text:style-name="P77"><text:span text:style-name="T47">(VER EJEMPLO)</text:span></text:p>
      <text:p text:style-name="P77"><text:span text:style-name="T47"/></text:p>
      <text:p text:style-name="P39"/>
      <text:p text:style-name="P55"/>
      <text:p text:style-name="P55"/>
      <text:p text:style-name="P55"/>
      <text:p text:style-name="P55"><text:soft-page-break/></text:p>
      <text:p text:style-name="P55"/>
      <text:p text:style-name="P66"><text:span text:style-name="T112">COMO TRABAJA DJANGO</text:span></text:p>
      <text:p text:style-name="P67"><text:span text:style-name="T11"/></text:p>
      <text:p text:style-name="P68"><text:span text:style-name="T113">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14">Analogía MVC-MTV:</text:span><text:span text:style-name="T13"> </text:span></text:p>
      <text:list xml:id="list150592687" text:style-name="L5">
        <text:list-item>
          <text:p text:style-name="P71"><text:span text:style-name="T14">El </text:span><text:span text:style-name="T115">modelo</text:span><text:span text:style-name="T14"> en Django sigue siendo </text:span><text:span text:style-name="T115">modelo.</text:span></text:p>
        </text:list-item>
        <text:list-item>
          <text:p text:style-name="P93"><text:span text:style-name="T55">La </text:span><text:span text:style-name="T53">vista</text:span><text:span text:style-name="T55"> en Django se llama </text:span><text:span text:style-name="T53">plantilla(Template).</text:span></text:p>
        </text:list-item>
        <text:list-item>
          <text:p text:style-name="P94"><text:span text:style-name="T56">El </text:span><text:span text:style-name="T54">controlador</text:span><text:span text:style-name="T56"> en Django se llama </text:span><text:span text:style-name="T54">vista.</text:span><text:span text:style-name="T56"> </text:span></text:p>
        </text:list-item>
      </text:list>
      <text:p text:style-name="P95"><text:span text:style-name="T56"/></text:p>
      <text:p text:style-name="P78"><text:span text:style-name="T65">El modelo.</text:span></text:p>
      <text:p text:style-name="P79"><text:span text:style-name="T57">El modelo define los datos almacenados, se encuentra en forma de clases de Python, cada tipo de dato que debe ser almacenado se encuentra en una variable con ciertos parámetros, posee métodos también. Todo esto permite indicar y controlar el comportamiento de los datos. </text:span></text:p>
      <text:p text:style-name="P79"><text:span text:style-name="T57"/></text:p>
      <text:p text:style-name="P80"><text:span text:style-name="T66">La vista.</text:span></text:p>
      <text:p text:style-name="P81"><text:span text:style-name="T58">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81"><text:span text:style-name="T58"/></text:p>
      <text:p text:style-name="P82"><text:span text:style-name="T67">La plantilla.</text:span></text:p>
      <text:p text:style-name="P83"><text:span text:style-name="T59">La plantilla es básicamente una página HTML con algunas etiquetas extras propias de Django. </text:span><text:span text:style-name="T60">Las plantillas son usadas para producir HTML, pero en Django las plantillas son igualmente capaces de generar cualquier formato basado en texto </text:span><text:span text:style-name="T59">(XML, CSS, Javascript, CSV, etc)</text:span><text:span text:style-name="T60">. </text:span><text:span text:style-name="T61">La plantilla recibe los datos de la vista y luego los organiza para la presentación al navegador web. </text:span><text:span text:style-name="T62">Las etiquetas que Django usa para las plantillas permiten que sea flexible para los diseñadores del frontend (interacción con los usuarios). </text:span></text:p>
      <text:p text:style-name="P83"><text:span text:style-name="T63"/></text:p>
      <text:p text:style-name="P84"><text:span text:style-name="T68">Configuración de las rutas.</text:span></text:p>
      <text:p text:style-name="P85"><text:span text:style-name="T64">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5"><text:span text:style-name="T64"/></text:p>
      <text:p text:style-name="P86"><text:span text:style-name="T69">Archivos predeterminados.</text:span></text:p>
      <text:p text:style-name="P87"><text:span text:style-name="T71">Archivos del proyecto:</text:span></text:p>
      <text:list xml:id="list309759074" text:style-name="L6">
        <text:list-item>
          <text:p text:style-name="P88"><text:span text:style-name="T71">__init__.py: Es un archivo vacío que le dice a Python que debe considerar este directorio como un paquete de Python. </text:span></text:p>
        </text:list-item>
        <text:list-item>
          <text:p text:style-name="P89"><text:span text:style-name="T72">manage.py: Contiene una porción de código que permite interactuar con el proyecto de Django de muchas formas. </text:span></text:p>
        </text:list-item>
        <text:list-item>
          <text:p text:style-name="P90"><text:soft-page-break/><text:span text:style-name="T73">settings.py: Contiene todas las opciones/configuraciones <text:s/>para este proyecto. </text:span></text:p>
        </text:list-item>
        <text:list-item>
          <text:p text:style-name="P91"><text:span text:style-name="T74">urls.py: </text:span><text:span text:style-name="T75">Contiene las rutas que están disponibles en el proyecto, manejado por URLConf. </text:span></text:p>
        </text:list-item>
      </text:list>
      <text:p text:style-name="P92"><text:span text:style-name="T75"/></text:p>
      <text:p text:style-name="P92"><text:span text:style-name="T75"/></text:p>
      <text:p text:style-name="P72"><text:span text:style-name="T116"/></text:p>
      <text:p text:style-name="P55"/>
      <text:p text:style-name="P55"/>
      <text:p text:style-name="P56"><text:span text:style-name="T102">Creando una aplicación(VER EJEMPLO).</text:span></text:p>
      <text:p text:style-name="P57"><text:span text:style-name="T103">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04">Codificación de caracteres</text:span><text:span text:style-name="T5"> (</text:span><text:span text:style-name="T104">VER EJEMPLO</text:span><text:span text:style-name="T5">)</text:span></text:p>
      <text:p text:style-name="P58"><text:span text:style-name="T5"/></text:p>
      <text:p text:style-name="P59"><text:bookmark-start text:name="__DdeLink__677_751300133"/><text:span text:style-name="T105">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05">(VER EJEMPLO)</text:span><text:span text:style-name="T6"> </text:span></text:p>
      <text:p text:style-name="P60"><text:span text:style-name="T105"/></text:p>
      <text:p text:style-name="P60"><text:span text:style-name="T105"/></text:p>
      <text:p text:style-name="P61"><text:span text:style-name="T106">Administradores. </text:span></text:p>
      <text:p text:style-name="P50"><text:span text:style-name="T106">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08">Django permite configurar la zona horaria del proyecto. </text:span><text:span text:style-name="T22">(VER EJEMPLO) </text:span></text:p>
      <text:p text:style-name="P51"><text:span text:style-name="T7"/></text:p>
      <text:p text:style-name="P62"><text:span text:style-name="T107"/></text:p>
      <text:p text:style-name="P63"><text:span text:style-name="T109">Configuración del idioma.</text:span></text:p>
      <text:p text:style-name="P53"><text:span text:style-name="T109">Django también permite configurar el idioma que usará de manera predeterminada</text:span></text:p>
      <text:p text:style-name="P53"><text:span text:style-name="T109">para su funcionamiento. </text:span><text:span text:style-name="T23">(VER EJEMPLO) </text:span></text:p>
      <text:p text:style-name="P53"><text:span text:style-name="T8"/></text:p>
      <text:p text:style-name="P64"><text:span text:style-name="T110">Creación de la base de datos. (VER EJMPL</text:span><text:span text:style-name="T111">O)</text:span></text:p>
      <text:p text:style-name="P64"><text:span text:style-name="T111"/></text:p>
      <text:p text:style-name="P65"><text:span text:style-name="T111">Direcciones del proyecto.</text:span></text:p>
      <text:p text:style-name="P65"><text:span text:style-name="T9">Para visualizar los cambios que hicimos y la interfaz administrativa de Django, debemos modificar el archivo urls.py. <text:s/></text:span><text:span text:style-name="T111">(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34:50</dc:date>
    <meta:editing-duration>PT9H20M40S</meta:editing-duration>
    <meta:editing-cycles>194</meta:editing-cycles>
    <meta:generator>LibreOffice/3.6$Linux_x86 LibreOffice_project/360m1$Build-2</meta:generator>
    <meta:document-statistic meta:table-count="0" meta:image-count="0" meta:object-count="0" meta:page-count="4" meta:paragraph-count="76" meta:word-count="1263" meta:character-count="8328" meta:non-whitespace-character-count="7097"/>
  </office:meta>
</office:document-meta>
</file>